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b249" officeooo:paragraph-rsid="000db249"/>
    </style:style>
    <style:style style:name="P2" style:family="paragraph" style:parent-style-name="Standard">
      <style:text-properties officeooo:rsid="000ed650" officeooo:paragraph-rsid="000ed650"/>
    </style:style>
    <style:style style:name="P3" style:family="paragraph" style:parent-style-name="Standard">
      <style:text-properties officeooo:rsid="00107b10" officeooo:paragraph-rsid="00107b10"/>
    </style:style>
    <style:style style:name="T1" style:family="text">
      <style:text-properties officeooo:rsid="000ed650"/>
    </style:style>
    <style:style style:name="T2" style:family="text">
      <style:text-properties officeooo:rsid="00107b10"/>
    </style:style>
    <style:style style:name="T3" style:family="text">
      <style:text-properties officeooo:rsid="0011d1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blems with event recommendation</text:p>
      <text:p text:style-name="P1"/>
      <text:p text:style-name="P1">1.cold start – new perso ,we dont know much data abt him,get tickets to events,they wont come back after that event is done</text:p>
      <text:p text:style-name="P1"/>
      <text:p text:style-name="P1">2.<text:span text:style-name="T1">events are one-off ; after they are over ,the recommendation of that event is useles because u cant go back intime to attend the recommended events</text:span></text:p>
      <text:p text:style-name="P1"/>
      <text:p text:style-name="P2">3.they have short lives – <text:span text:style-name="T2">difficult to find similarities bw events</text:span></text:p>
      <text:p text:style-name="P3">4.location bound – event that might be perfect for u,but 2 flights,VR solutions</text:p>
      <text:p text:style-name="P3"/>
      <text:p text:style-name="P3">5.time sensitive – u have to know we<text:span text:style-name="T3">l</text:span>l in advance,f<text:span text:style-name="T3">r</text:span>ee ur schedule,get ticke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7T23:02:13.709796952</meta:creation-date>
    <dc:date>2019-01-18T10:53:54.340781463</dc:date>
    <meta:editing-duration>PT11H21M9S</meta:editing-duration>
    <meta:editing-cycles>2</meta:editing-cycles>
    <meta:generator>LibreOffice/6.1.2.1$Linux_X86_64 LibreOffice_project/10$Build-1</meta:generator>
    <meta:document-statistic meta:table-count="0" meta:image-count="0" meta:object-count="0" meta:page-count="1" meta:paragraph-count="6" meta:word-count="86" meta:character-count="529" meta:non-whitespace-character-count="445"/>
  </office:meta>
</office:document-meta>
</file>